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195c07" officeooo:paragraph-rsid="00195c07" style:font-size-asian="40pt" style:font-size-complex="40pt"/>
    </style:style>
    <style:style style:name="P2" style:family="paragraph" style:parent-style-name="Standard">
      <style:text-properties fo:font-size="12pt" officeooo:rsid="00195c07" officeooo:paragraph-rsid="00195c07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Οδηγίες χρήσης παιχνιδιών με το ρομπότ (CULTUREID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31T13:59:53.152598300</meta:creation-date>
    <dc:date>2023-01-31T14:01:15.852180551</dc:date>
    <meta:editing-duration>PT1M22S</meta:editing-duration>
    <meta:editing-cycles>1</meta:editing-cycles>
    <meta:document-statistic meta:table-count="0" meta:image-count="0" meta:object-count="0" meta:page-count="2" meta:paragraph-count="1" meta:word-count="7" meta:character-count="50" meta:non-whitespace-character-count="44"/>
    <meta:generator>LibreOffice/5.1.6.2$Linux_X86_64 LibreOffice_project/10m0$Build-2</meta:generator>
  </office:meta>
</office:document-meta>
</file>